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7cm" table:align="margins" fo:background-color="transparent">
        <style:background-image/>
      </style:table-properties>
    </style:style>
    <style:style style:name="Tableau1.A" style:family="table-column">
      <style:table-column-properties style:column-width="6.408cm" style:rel-column-width="16341*"/>
    </style:style>
    <style:style style:name="Tableau1.B" style:family="table-column">
      <style:table-column-properties style:column-width="6.44cm" style:rel-column-width="16421*"/>
    </style:style>
    <style:style style:name="Tableau1.C" style:family="table-column">
      <style:table-column-properties style:column-width="6.424cm" style:rel-column-width="16381*"/>
    </style:style>
    <style:style style:name="Tableau1.D" style:family="table-column">
      <style:table-column-properties style:column-width="6.428cm" style:rel-column-width="16392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b2b2b2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71c5" officeooo:paragraph-rsid="000f71c5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71c5"/>
    </style:style>
    <style:style style:name="P4" style:family="paragraph" style:parent-style-name="Table_20_Contents">
      <style:paragraph-properties fo:text-align="justify" style:justify-single-word="false"/>
      <style:text-properties officeooo:rsid="000fbb10" officeooo:paragraph-rsid="000fbb10"/>
    </style:style>
    <style:style style:name="P5" style:family="paragraph" style:parent-style-name="Table_20_Contents">
      <style:paragraph-properties fo:text-align="justify" style:justify-single-word="false"/>
      <style:text-properties officeooo:rsid="000fbb10" officeooo:paragraph-rsid="0011def4"/>
    </style:style>
    <style:style style:name="P6" style:family="paragraph" style:parent-style-name="Table_20_Contents">
      <style:paragraph-properties fo:text-align="justify" style:justify-single-word="false"/>
      <style:text-properties officeooo:rsid="00115ecb" officeooo:paragraph-rsid="00115ecb"/>
    </style:style>
    <style:style style:name="P7" style:family="paragraph" style:parent-style-name="Table_20_Contents">
      <style:paragraph-properties fo:text-align="justify" style:justify-single-word="false"/>
      <style:text-properties officeooo:rsid="0011def4" officeooo:paragraph-rsid="0011def4"/>
    </style:style>
    <style:style style:name="P8" style:family="paragraph" style:parent-style-name="Table_20_Contents">
      <style:paragraph-properties fo:text-align="justify" style:justify-single-word="false"/>
      <style:text-properties officeooo:rsid="0011def4" officeooo:paragraph-rsid="0012ad9b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6a397" officeooo:paragraph-rsid="0016a397"/>
    </style:style>
    <style:style style:name="P11" style:family="paragraph" style:parent-style-name="Text_20_body">
      <style:text-properties officeooo:rsid="0022f050" officeooo:paragraph-rsid="000ebbd2"/>
    </style:style>
    <style:style style:name="P12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font-size="42pt" officeooo:rsid="0016a397" officeooo:paragraph-rsid="0016a397" style:font-size-asian="42pt" style:font-size-complex="42pt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1" style:master-page-name="Landscape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2b41c0" officeooo:paragraph-rsid="002b41c0"/>
    </style:style>
    <style:style style:name="P18" style:family="paragraph" style:parent-style-name="Table_20_Contents">
      <style:paragraph-properties fo:text-align="center" style:justify-single-word="false"/>
      <style:text-properties officeooo:rsid="002d078a" officeooo:paragraph-rsid="002d078a"/>
    </style:style>
    <style:style style:name="P19" style:family="paragraph" style:parent-style-name="Text_20_body">
      <style:text-properties fo:font-style="normal" style:text-underline-style="none" officeooo:rsid="001f27aa" officeooo:paragraph-rsid="0022f050" style:font-style-asian="normal" style:font-style-complex="normal"/>
    </style:style>
    <style:style style:name="P20" style:family="paragraph" style:parent-style-name="Text_20_body" style:list-style-name="L1">
      <style:text-properties fo:font-style="normal" style:text-underline-style="none" officeooo:rsid="001f27aa" officeooo:paragraph-rsid="0022f050" style:font-style-asian="normal" style:font-style-complex="normal"/>
    </style:style>
    <style:style style:name="P21" style:family="paragraph" style:parent-style-name="Text_20_body" style:list-style-name="L2">
      <style:text-properties fo:font-style="normal" style:text-underline-style="none" officeooo:rsid="001f27aa" officeooo:paragraph-rsid="0022f050" style:font-style-asian="normal" style:font-style-complex="normal"/>
    </style:style>
    <style:style style:name="P22" style:family="paragraph" style:parent-style-name="Text_20_body" style:list-style-name="L3">
      <style:text-properties fo:font-style="normal" style:text-underline-style="none" officeooo:rsid="001f27aa" officeooo:paragraph-rsid="0022f050" style:font-style-asian="normal" style:font-style-complex="normal"/>
    </style:style>
    <style:style style:name="P23" style:family="paragraph" style:parent-style-name="Text_20_body" style:list-style-name="L4">
      <style:text-properties fo:font-style="normal" style:text-underline-style="none" officeooo:rsid="001f27aa" officeooo:paragraph-rsid="0022f050" style:font-style-asian="normal" style:font-style-complex="normal"/>
    </style:style>
    <style:style style:name="P24" style:family="paragraph" style:parent-style-name="Text_20_body" style:list-style-name="L6">
      <style:text-properties fo:font-style="normal" style:text-underline-style="none" officeooo:rsid="001f27aa" officeooo:paragraph-rsid="0022f050" style:font-style-asian="normal" style:font-style-complex="normal"/>
    </style:style>
    <style:style style:name="P25" style:family="paragraph" style:parent-style-name="Text_20_body" style:list-style-name="L1">
      <style:text-properties officeooo:paragraph-rsid="0026f412"/>
    </style:style>
    <style:style style:name="P26" style:family="paragraph" style:parent-style-name="Text_20_body" style:list-style-name="L2">
      <style:text-properties officeooo:rsid="0026f412" officeooo:paragraph-rsid="0026f412"/>
    </style:style>
    <style:style style:name="P27" style:family="paragraph" style:parent-style-name="Text_20_body" style:list-style-name="L3">
      <style:text-properties officeooo:rsid="0026f412" officeooo:paragraph-rsid="0026f412"/>
    </style:style>
    <style:style style:name="P28" style:family="paragraph" style:parent-style-name="Text_20_body" style:list-style-name="L4">
      <style:text-properties officeooo:rsid="0026f412" officeooo:paragraph-rsid="0026f412"/>
    </style:style>
    <style:style style:name="P29" style:family="paragraph" style:parent-style-name="Text_20_body" style:list-style-name="L6">
      <style:text-properties officeooo:rsid="0026f412" officeooo:paragraph-rsid="0026f412"/>
    </style:style>
    <style:style style:name="P30" style:family="paragraph" style:parent-style-name="Text_20_body" style:list-style-name="L5">
      <style:text-properties officeooo:paragraph-rsid="0022f050"/>
    </style:style>
    <style:style style:name="T1" style:family="text">
      <style:text-properties officeooo:rsid="00115ecb"/>
    </style:style>
    <style:style style:name="T2" style:family="text">
      <style:text-properties officeooo:rsid="0011def4"/>
    </style:style>
    <style:style style:name="T3" style:family="text">
      <style:text-properties officeooo:rsid="0012ad9b"/>
    </style:style>
    <style:style style:name="T4" style:family="text">
      <style:text-properties officeooo:rsid="00222877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f27aa" style:font-style-asian="normal" style:font-style-complex="normal"/>
    </style:style>
    <style:style style:name="T7" style:family="text">
      <style:text-properties fo:font-style="normal" style:text-underline-style="none" officeooo:rsid="002773bd" style:font-style-asian="normal" style:font-style-complex="normal"/>
    </style:style>
    <style:style style:name="T8" style:family="text">
      <style:text-properties fo:font-style="normal" style:text-underline-style="none" officeooo:rsid="0026f412" style:font-style-asian="normal" style:font-style-complex="normal"/>
    </style:style>
    <style:style style:name="T9" style:family="text">
      <style:text-properties fo:font-style="normal" style:text-underline-style="none" officeooo:rsid="00286bcb" style:font-style-asian="normal" style:font-style-complex="normal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BJECTI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itle">SEMAINE 1</text:p>
      <text:h text:style-name="P14" text:outline-level="1">Description des cas d’utilisation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/>
          </table:table-cell>
          <table:table-cell table:style-name="Tableau1.B1" office:value-type="string">
            <text:p text:style-name="P1">Pre-condition</text:p>
          </table:table-cell>
          <table:table-cell table:style-name="Tableau1.B1" office:value-type="string">
            <text:p text:style-name="P1">Post condition</text:p>
          </table:table-cell>
          <table:table-cell table:style-name="Tableau1.D1" office:value-type="string">
            <text:p text:style-name="P1">Description</text:p>
          </table:table-cell>
        </table:table-row>
        <table:table-row table:style-name="Tableau1.1">
          <table:table-cell table:style-name="Tableau1.A2" office:value-type="string">
            <text:p text:style-name="P1">Visualiser les statistiques</text:p>
          </table:table-cell>
          <table:table-cell table:style-name="Tableau1.B3" office:value-type="string">
            <text:p text:style-name="P7">Avoir les valeurs des outils, des instruments et des consommables <text:span text:style-name="T3">qui sont</text:span> <text:span text:style-name="T3">vendus ou qui arrivent.</text:span></text:p>
          </table:table-cell>
          <table:table-cell table:style-name="Tableau1.C3" office:value-type="string">
            <text:p text:style-name="P2"/>
          </table:table-cell>
          <table:table-cell table:style-name="Tableau1.D2" office:value-type="string">
            <text:p text:style-name="P6">Le but sera de visualiser sous la forme d’un graphique les outils, instruments, les consommables qui sont entretenus dans les stocks et ce<text:span text:style-name="T3">ux</text:span> qui sont vendu<text:span text:style-name="T3">s</text:span>.</text:p>
          </table:table-cell>
        </table:table-row>
        <table:table-row table:style-name="Tableau1.1">
          <table:table-cell table:style-name="Tableau1.A3" office:value-type="string">
            <text:p text:style-name="P1">Gérer les stocks</text:p>
          </table:table-cell>
          <table:table-cell table:style-name="Tableau1.B3" office:value-type="string">
            <text:p text:style-name="P8">Avoir les valeurs des outils, des instruments et des consommables <text:span text:style-name="T3">disponibles.</text:span></text:p>
          </table:table-cell>
          <table:table-cell table:style-name="Tableau1.C3" office:value-type="string">
            <text:p text:style-name="P2"/>
          </table:table-cell>
          <table:table-cell table:style-name="Tableau1.D3" office:value-type="string">
            <text:p text:style-name="P3"><text:span text:style-name="T4">Le but est de</text:span><text:span text:style-name="T1"> pouvoir visualiser </text:span><text:span text:style-name="T3">à</text:span><text:span text:style-name="T2"> partir d’un tableau les outils, les instruments et les consommables</text:span><text:span text:style-name="T1"> sur un site web </text:span><text:span text:style-name="T4">ainsi que avoir la quantité disponible et sa référence</text:span><text:span text:style-name="T1">.</text:span></text:p>
          </table:table-cell>
        </table:table-row>
        <table:table-row table:style-name="Tableau1.1">
          <table:table-cell table:style-name="Tableau1.A3" office:value-type="string">
            <text:p text:style-name="P1">Ajouter/modifier/Supprimer un article</text:p>
          </table:table-cell>
          <table:table-cell table:style-name="Tableau1.B4" office:value-type="string">
            <text:p text:style-name="P5"><text:span text:style-name="T2">Avoir</text:span> un article pour pouvoir <text:span text:style-name="T2">soi</text:span><text:span text:style-name="T3">t</text:span><text:span text:style-name="T2"> le modifier, soi</text:span><text:span text:style-name="T3">t</text:span><text:span text:style-name="T2"> le supprimer.</text:span></text:p>
            <text:p text:style-name="P7">Il faut avoir un tableau dans laquelle il y a tou<text:span text:style-name="T3">s</text:span> les articles pour pouvoir en ajouter un autre.</text:p>
          </table:table-cell>
          <table:table-cell table:style-name="Tableau1.C4" office:value-type="string">
            <text:p text:style-name="P4"/>
          </table:table-cell>
          <table:table-cell table:style-name="Tableau1.D4" office:value-type="string">
            <text:p text:style-name="P7">Le but est de pouvoir dans le tableau <text:s/>de gérer les stocks, sois ajout<text:span text:style-name="T3">é</text:span> un ou des articles si de nouveau arrive, sois modifier en cas d’erreur ou sois supprimer si jamais l’article n’existe plus dans le tableau.</text:p>
          </table:table-cell>
        </table:table-row>
      </table:table>
      <text:p text:style-name="P11"/>
      <text:h text:style-name="P15" text:outline-level="1">Dictionnaire de données</text:h>
      <text:p text:style-name="P19"/>
      <text:p text:style-name="P19"><text:s text:c="4"/>• Produits</text:p>
      <text:list xml:id="list540715853" text:style-name="L1">
        <text:list-item>
          <text:p text:style-name="P20">Il servira a savoir le nom du produit, sa quantité , de qui il provient, une description de ce a quoi il sert et de quel catégorie il vient</text:p>
        </text:list-item>
        <text:list-item>
          <text:p text:style-name="P25"><text:span text:style-name="T8">Exemple : </text:span><text:span text:style-name="T7">Alcool à brûler / Acide sulfurique</text:span></text:p>
        </text:list-item>
      </text:list>
      <text:p text:style-name="P19"><text:s text:c="4"/>• Outils</text:p>
      <text:list xml:id="list1577764399" text:style-name="L2">
        <text:list-item>
          <text:p text:style-name="P21">On pourra voir savoir quel outil sera disponible et en quel quantité ainsi que savoir de quel catégorie il provient.</text:p>
        </text:list-item>
        <text:list-item>
          <text:p text:style-name="P26"><text:span text:style-name="T6">E</text:span><text:span text:style-name="T5">xemple : </text:span><text:span text:style-name="T7">Scie à chantourner / Perceuse à colonne Jet</text:span></text:p>
        </text:list-item>
      </text:list>
      <text:p text:style-name="P19"><text:s text:c="4"/>• Catégories</text:p>
      <text:list xml:id="list4001146638" text:style-name="L3">
        <text:list-item>
          <text:p text:style-name="P22">Il aura 2 types de catégories, une catégories pour les outils pour sa voir a quel catégorie provient tel outils et une catégories pour les produits.</text:p>
        </text:list-item>
        <text:list-item>
          <text:p text:style-name="P27"><text:span text:style-name="T6">E</text:span><text:span text:style-name="T5">xemple : Instrument / Outillage</text:span></text:p>
        </text:list-item>
      </text:list>
      <text:p text:style-name="P19"><text:s text:c="4"/>• Fournisseurs</text:p>
      <text:list xml:id="list3413548912" text:style-name="L4">
        <text:list-item>
          <text:p text:style-name="P23">Permet de savoir qui a fournie quel produit.</text:p>
        </text:list-item>
        <text:list-item>
          <text:p text:style-name="P28"><text:span text:style-name="T6">E</text:span><text:span text:style-name="T5">xemple : </text:span><text:span text:style-name="T7">Leroy Merlin / Hegner</text:span></text:p>
        </text:list-item>
      </text:list>
      <text:p text:style-name="P19"><text:s text:c="4"/>• Historiques</text:p>
      <text:list xml:id="list3116388564" text:style-name="L5">
        <text:list-item>
          <text:p text:style-name="P30"><text:span text:style-name="T6">Servira a savoir quel boite est entrée </text:span><text:span text:style-name="T9">dans l’ITEMM</text:span><text:span text:style-name="T6"> et quel utilisateur c’est connecté </text:span><text:span text:style-name="T9">au site</text:span><text:span text:style-name="T6">.</text:span></text:p>
        </text:list-item>
      </text:list>
      <text:p text:style-name="P19"><text:s text:c="4"/>• Boites</text:p>
      <text:list xml:id="list2496726082" text:style-name="L6">
        <text:list-item>
          <text:p text:style-name="P24">Permet de savoir a quel zone il appartient, quel produit il contient et en quel quantité.</text:p>
        </text:list-item>
        <text:list-item>
          <text:p text:style-name="P29"><text:span text:style-name="T6">E</text:span><text:span text:style-name="T5">xemple : </text:span><text:span text:style-name="T9">Boite de vi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Standard">
      <style:paragraph-properties fo:margin-top="0.353cm" fo:margin-bottom="0.212cm" style:contextual-spacing="false" style:page-number="2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6cm" style:rel-column-width="3212*"/>
    </style:style>
    <style:style style:name="Tableau2.B" style:family="table-column">
      <style:table-column-properties style:column-width="9.239cm" style:rel-column-width="5238*"/>
    </style:style>
    <style:style style:name="Tableau2.C" style:family="table-column">
      <style:table-column-properties style:column-width="2.096cm" style:rel-column-width="118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-left="0.5pt solid #000000" fo:border-right="none" fo:border-top="0.5pt solid #000000" fo:border-bottom="none"/>
    </style:style>
    <style:style style:name="Tableau2.C1" style:family="table-cell">
      <style:table-cell-properties fo:padding="0.097cm" fo:border-left="0.5pt solid #000000" fo:border-right="0.5pt solid #000000" fo:border-top="0.5pt solid #000000" fo:border-bottom="non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0.495cm" style:rel-column-width="5950*"/>
    </style:style>
    <style:style style:name="Tableau3.B" style:family="table-column">
      <style:table-column-properties style:column-width="12.7cm" style:rel-column-width="7200*"/>
    </style:style>
    <style:style style:name="Tableau3.C" style:family="table-column">
      <style:table-column-properties style:column-width="2.505cm" style:rel-column-width="1420*"/>
    </style:style>
    <style:style style:name="Tableau3.A1" style:family="table-cell">
      <style:table-cell-properties fo:padding="0.097cm" fo:border-left="0.5pt solid #000000" fo:border-right="none" fo:border-top="0.5pt solid #000000" fo:border-bottom="none"/>
    </style:style>
    <style:style style:name="Tableau3.C1" style:family="table-cell">
      <style:table-cell-properties fo:padding="0.097cm" fo:border-left="0.5pt solid #000000" fo:border-right="0.5pt solid #000000" fo:border-top="0.5pt solid #000000" fo:border-bottom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2b41c0" officeooo:paragraph-rsid="002b41c0"/>
    </style:style>
    <style:style style:name="MP3" style:family="paragraph" style:parent-style-name="Table_20_Contents">
      <style:paragraph-properties fo:text-align="center" style:justify-single-word="false"/>
      <style:text-properties officeooo:rsid="002d078a" officeooo:paragraph-rsid="002d078a"/>
    </style:style>
    <style:style style:name="MP4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Projet ITEMM</text:p>
            </table:table-cell>
            <table:table-cell table:style-name="Tableau2.A1" office:value-type="string">
              <text:p text:style-name="MP2">Thomas Soulaimana</text:p>
            </table:table-cell>
            <table:table-cell table:style-name="Tableau2.C1" office:value-type="string">
              <text:p text:style-name="MP2"><text:page-number text:select-page="current">3</text:page-number><text:s/>/ <text:page-count>3</text:page-count></text:p>
            </table:table-cell>
          </table:table-row>
        </table:table>
        <text:p text:style-name="Footer"/>
      </style:footer>
    </style:master-page>
    <style:master-page style:name="Landscape" style:page-layout-name="Mpm2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Line93834935717952">
            <table:table-cell table:style-name="Tableau3.A1" office:value-type="string">
              <text:p text:style-name="MP3">Projet ITEMM</text:p>
            </table:table-cell>
            <table:table-cell table:style-name="Tableau3.A1" office:value-type="string">
              <text:p text:style-name="MP3">Thomas Soulaimana</text:p>
            </table:table-cell>
            <table:table-cell table:style-name="Tableau3.C1" office:value-type="string">
              <text:p text:style-name="MP4"><text:page-number text:select-page="current">2</text:page-number><text:s/>/ <text:page-count>3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13:01.504770190</meta:creation-date>
    <dc:date>2023-01-13T09:37:12.908929097</dc:date>
    <meta:editing-duration>PT2H39M10S</meta:editing-duration>
    <meta:editing-cycles>13</meta:editing-cycles>
    <meta:generator>LibreOffice/7.3.5.2$Linux_X86_64 LibreOffice_project/30$Build-2</meta:generator>
    <meta:document-statistic meta:table-count="3" meta:image-count="0" meta:object-count="0" meta:page-count="3" meta:paragraph-count="40" meta:word-count="360" meta:character-count="2053" meta:non-whitespace-character-count="1719"/>
  </office:meta>
</office:document-meta>
</file>